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4cm" fo:min-width="1.692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1.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8pt" fo:font-style="normal" style:font-size-asian="18pt" style:font-style-asian="normal" style:font-size-complex="18pt" style:font-style-complex="normal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fo:font-style="normal" style:font-size-asian="18pt" style:font-style-asian="normal" style:font-size-complex="18pt" style:font-style-complex="normal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cm" svg:height="1.4cm" svg:x="8.252cm" svg:y="3.10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1cm" svg:height="1.4cm" svg:x="8.252cm" svg:y="6.703cm">
          <text:p text:style-name="P2"><text:span text:style-name="T1">Wait for</text:span></text:p>
          <text:p text:style-name="P2"><text:span text:style-name="T1">sync 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3.8cm" svg:height="2cm" svg:x="7.902cm" svg:y="10.602cm">
          <text:p text:style-name="P2"><text:span text:style-name="T1">Pending</text:span></text:p>
          <text:p text:style-name="P2"><text:span text:style-name="T1"><text:s text:c="2"/></text:span><text:span text:style-name="T1">IO request</text:span><text:span text:style-name="T1">？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2" draw:layer="layout" svg:width="3.1cm" svg:height="1.4cm" svg:x="8.252cm" svg:y="16.004cm">
          <text:p text:style-name="P2"><text:span text:style-name="T1">Decrease</text:span></text:p>
          <text:p text:style-name="P2"><text:span text:style-name="T1">usage_cou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3.1cm" svg:height="1.4cm" svg:x="8.252cm" svg:y="24.706cm">
          <text:p text:style-name="P3"><text:span text:style-name="T2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3.1cm" svg:height="1.4cm" svg:x="8.252cm" svg:y="21.206cm">
          <text:p text:style-name="P2"><text:span text:style-name="T1">Release</text:span></text:p>
          <text:p text:style-name="P2"><text:span text:style-name="T1">sync 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801cm" svg:y1="4.501cm" svg:x2="9.801cm" svg:y2="6.701cm">
          <text:p/>
        </draw:line>
        <draw:line draw:style-name="gr3" draw:text-style-name="P1" draw:layer="layout" svg:x1="9.801cm" svg:y1="8.101cm" svg:x2="9.801cm" svg:y2="10.701cm">
          <text:p/>
        </draw:line>
        <draw:line draw:style-name="gr3" draw:text-style-name="P1" draw:layer="layout" svg:x1="9.8cm" svg:y1="12.6cm" svg:x2="9.8cm" svg:y2="16.099cm">
          <text:p/>
        </draw:line>
        <draw:line draw:style-name="gr3" draw:text-style-name="P1" draw:layer="layout" svg:x1="9.8cm" svg:y1="17.4cm" svg:x2="9.801cm" svg:y2="21.201cm">
          <text:p/>
        </draw:line>
        <draw:line draw:style-name="gr3" draw:text-style-name="P1" draw:layer="layout" svg:x1="9.801cm" svg:y1="22.601cm" svg:x2="9.801cm" svg:y2="24.801cm">
          <text:p/>
        </draw:line>
        <draw:custom-shape draw:style-name="gr1" draw:text-style-name="P4" xml:id="id2" draw:id="id2" draw:layer="layout" svg:width="3.1cm" svg:height="1.4cm" svg:x="14.253cm" svg:y="16.106cm">
          <text:p text:style-name="P4"><text:span text:style-name="T3">Process 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1.702cm" svg:y1="11.602cm" svg:x2="15.803cm" svg:y2="16.106cm" draw:start-shape="id1" draw:start-glue-point="7" draw:end-shape="id2" draw:end-glue-point="4" svg:d="M11702 11602h4101v4504" svg:viewBox="0 0 4102 4505">
          <text:p/>
        </draw:connector>
        <draw:connector draw:style-name="gr3" draw:text-style-name="P1" draw:layer="layout" svg:x1="15.803cm" svg:y1="17.506cm" svg:x2="11.352cm" svg:y2="21.906cm" draw:start-shape="id2" draw:start-glue-point="8" draw:end-shape="id3" draw:end-glue-point="10" svg:d="M15803 17506v4400h-4451" svg:viewBox="0 0 4452 4401">
          <text:p/>
        </draw:connector>
        <draw:frame draw:style-name="gr4" draw:layer="layout" svg:width="1.539cm" svg:height="0.954cm" svg:x="13.301cm" svg:y="10.701cm">
          <draw:text-box>
            <text:p>Yes</text:p>
          </draw:text-box>
        </draw:frame>
        <draw:frame draw:style-name="gr4" draw:layer="layout" svg:width="1.315cm" svg:height="0.954cm" svg:x="8.601cm" svg:y="13.001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imSun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9T16:45:02.752434000</meta:creation-date>
    <dc:date>2014-11-09T16:48:14.714695000</dc:date>
    <meta:editing-duration>PT3M12S</meta:editing-duration>
    <meta:editing-cycles>1</meta:editing-cycles>
    <meta:document-statistic meta:object-count="16"/>
    <meta:generator>LibreOffice/4.3.2.2$MacOSX_x86 LibreOffice_project/edfb5295ba211bd31ad47d0bad0118690f76407d</meta:generator>
  </office:meta>
</office:document-meta>
</file>